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number-columns-repeated="12" table:default-cell-style-name="ce1"/>
        <table:table-column table:style-name="co3" table:number-columns-repeated="8" table:default-cell-style-name="Default"/>
        <table:table-column table:style-name="co1" table:number-columns-repeated="988" table:default-cell-style-name="Default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/>
          <table:table-cell table:formula="of:=IF([.A1]&lt;&gt;0;1-SQRT(POWER(((ROW([.A1])-1)-[.$D$15]);2)+POWER(((COLUMN([.A1])-1)-[.$H$15]);2));0)" office:value-type="float" office:value="0" calcext:value-type="float">
            <text:p>0</text:p>
          </table:table-cell>
          <table:table-cell table:formula="of:=IF([.B1]&lt;&gt;0;1-SQRT(POWER(((ROW([.B1])-1)-[.$D$15]);2)+POWER(((COLUMN([.B1])-1)-[.$H$15]);2));0)" office:value-type="float" office:value="0" calcext:value-type="float">
            <text:p>0</text:p>
          </table:table-cell>
          <table:table-cell table:formula="of:=IF([.C1]&lt;&gt;0;1-SQRT(POWER(((ROW([.C1])-1)-[.$D$15]);2)+POWER(((COLUMN([.C1])-1)-[.$H$15]);2));0)" office:value-type="float" office:value="0" calcext:value-type="float">
            <text:p>0</text:p>
          </table:table-cell>
          <table:table-cell table:formula="of:=IF([.D1]&lt;&gt;0;1-SQRT(POWER(((ROW([.D1])-1)-[.$D$15]);2)+POWER(((COLUMN([.D1])-1)-[.$H$15]);2));0)" office:value-type="float" office:value="0" calcext:value-type="float">
            <text:p>0</text:p>
          </table:table-cell>
          <table:table-cell table:formula="of:=IF([.E1]&lt;&gt;0;1-SQRT(POWER(((ROW([.E1])-1)-[.$D$15]);2)+POWER(((COLUMN([.E1])-1)-[.$H$15]);2));0)" office:value-type="float" office:value="0" calcext:value-type="float">
            <text:p>0</text:p>
          </table:table-cell>
          <table:table-cell table:formula="of:=IF([.F1]&lt;&gt;0;1-SQRT(POWER(((ROW([.F1])-1)-[.$D$15]);2)+POWER(((COLUMN([.F1])-1)-[.$H$15]);2));0)" office:value-type="float" office:value="-11.1655250605964" calcext:value-type="float">
            <text:p>-11.1655250605964</text:p>
          </table:table-cell>
          <table:table-cell table:formula="of:=IF([.G1]&lt;&gt;0;1-SQRT(POWER(((ROW([.G1])-1)-[.$D$15]);2)+POWER(((COLUMN([.G1])-1)-[.$H$15]);2));0)" office:value-type="float" office:value="0" calcext:value-type="float">
            <text:p>0</text:p>
          </table:table-cell>
          <table:table-cell table:formula="of:=IF([.H1]&lt;&gt;0;1-SQRT(POWER(((ROW([.H1])-1)-[.$D$15]);2)+POWER(((COLUMN([.H1])-1)-[.$H$15]);2));0)" office:value-type="float" office:value="0" calcext:value-type="float">
            <text:p>0</text:p>
          </table:table-cell>
          <table:table-cell table:formula="of:=IF([.I1]&lt;&gt;0;1-SQRT(POWER(((ROW([.I1])-1)-[.$D$15]);2)+POWER(((COLUMN([.I1])-1)-[.$H$15]);2));0)" office:value-type="float" office:value="0" calcext:value-type="float">
            <text:p>0</text:p>
          </table:table-cell>
          <table:table-cell table:formula="of:=IF([.J1]&lt;&gt;0;1-SQRT(POWER(((ROW([.J1])-1)-[.$D$15]);2)+POWER(((COLUMN([.J1])-1)-[.$H$15]);2));0)" office:value-type="float" office:value="0" calcext:value-type="float">
            <text:p>0</text:p>
          </table:table-cell>
          <table:table-cell table:formula="of:=IF([.K1]&lt;&gt;0;1-SQRT(POWER(((ROW([.K1])-1)-[.$D$15]);2)+POWER(((COLUMN([.K1])-1)-[.$H$15]);2));0)" office:value-type="float" office:value="0" calcext:value-type="float">
            <text:p>0</text:p>
          </table:table-cell>
          <table:table-cell table:formula="of:=IF([.L1]&lt;&gt;0;1-SQRT(POWER(((ROW([.L1])-1)-[.$D$15]);2)+POWER(((COLUMN([.L1])-1)-[.$H$15]);2));0)" office:value-type="float" office:value="0" calcext:value-type="float">
            <text:p>0</text:p>
          </table:table-cell>
          <table:table-cell table:style-name="ce1" table:formula="of:=IF([.M1]&lt;&gt;0;1-SQRT(POWER(((ROW([.M1])-1)-[.$D$15]);2)+POWER(((COLUMN([.M1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2]&lt;&gt;0;1-SQRT(POWER(((ROW([.A2])-1)-[.$D$15]);2)+POWER(((COLUMN([.A2])-1)-[.$H$15]);2));0)" office:value-type="float" office:value="0" calcext:value-type="float">
            <text:p>0</text:p>
          </table:table-cell>
          <table:table-cell table:formula="of:=IF([.B2]&lt;&gt;0;1-SQRT(POWER(((ROW([.B2])-1)-[.$D$15]);2)+POWER(((COLUMN([.B2])-1)-[.$H$15]);2));0)" office:value-type="float" office:value="-11.5299640861417" calcext:value-type="float">
            <text:p>-11.5299640861417</text:p>
          </table:table-cell>
          <table:table-cell table:formula="of:=IF([.C2]&lt;&gt;0;1-SQRT(POWER(((ROW([.C2])-1)-[.$D$15]);2)+POWER(((COLUMN([.C2])-1)-[.$H$15]);2));0)" office:value-type="float" office:value="-11.0830459735946" calcext:value-type="float">
            <text:p>-11.0830459735946</text:p>
          </table:table-cell>
          <table:table-cell table:formula="of:=IF([.D2]&lt;&gt;0;1-SQRT(POWER(((ROW([.D2])-1)-[.$D$15]);2)+POWER(((COLUMN([.D2])-1)-[.$H$15]);2));0)" office:value-type="float" office:value="-10.7046999107196" calcext:value-type="float">
            <text:p>-10.7046999107196</text:p>
          </table:table-cell>
          <table:table-cell table:formula="of:=IF([.E2]&lt;&gt;0;1-SQRT(POWER(((ROW([.E2])-1)-[.$D$15]);2)+POWER(((COLUMN([.E2])-1)-[.$H$15]);2));0)" office:value-type="float" office:value="-10.4017542509914" calcext:value-type="float">
            <text:p>-10.4017542509914</text:p>
          </table:table-cell>
          <table:table-cell table:formula="of:=IF([.F2]&lt;&gt;0;1-SQRT(POWER(((ROW([.F2])-1)-[.$D$15]);2)+POWER(((COLUMN([.F2])-1)-[.$H$15]);2));0)" office:value-type="float" office:value="-10.1803398874989" calcext:value-type="float">
            <text:p>-10.1803398874989</text:p>
          </table:table-cell>
          <table:table-cell table:formula="of:=IF([.G2]&lt;&gt;0;1-SQRT(POWER(((ROW([.G2])-1)-[.$D$15]);2)+POWER(((COLUMN([.G2])-1)-[.$H$15]);2));0)" office:value-type="float" office:value="0" calcext:value-type="float">
            <text:p>0</text:p>
          </table:table-cell>
          <table:table-cell table:formula="of:=IF([.H2]&lt;&gt;0;1-SQRT(POWER(((ROW([.H2])-1)-[.$D$15]);2)+POWER(((COLUMN([.H2])-1)-[.$H$15]);2));0)" office:value-type="float" office:value="-10" calcext:value-type="float">
            <text:p>-10</text:p>
          </table:table-cell>
          <table:table-cell table:formula="of:=IF([.I2]&lt;&gt;0;1-SQRT(POWER(((ROW([.I2])-1)-[.$D$15]);2)+POWER(((COLUMN([.I2])-1)-[.$H$15]);2));0)" office:value-type="float" office:value="-10.0453610171873" calcext:value-type="float">
            <text:p>-10.0453610171873</text:p>
          </table:table-cell>
          <table:table-cell table:formula="of:=IF([.J2]&lt;&gt;0;1-SQRT(POWER(((ROW([.J2])-1)-[.$D$15]);2)+POWER(((COLUMN([.J2])-1)-[.$H$15]);2));0)" office:value-type="float" office:value="-10.1803398874989" calcext:value-type="float">
            <text:p>-10.1803398874989</text:p>
          </table:table-cell>
          <table:table-cell table:formula="of:=IF([.K2]&lt;&gt;0;1-SQRT(POWER(((ROW([.K2])-1)-[.$D$15]);2)+POWER(((COLUMN([.K2])-1)-[.$H$15]);2));0)" office:value-type="float" office:value="-10.4017542509914" calcext:value-type="float">
            <text:p>-10.4017542509914</text:p>
          </table:table-cell>
          <table:table-cell table:formula="of:=IF([.L2]&lt;&gt;0;1-SQRT(POWER(((ROW([.L2])-1)-[.$D$15]);2)+POWER(((COLUMN([.L2])-1)-[.$H$15]);2));0)" office:value-type="float" office:value="-10.7046999107196" calcext:value-type="float">
            <text:p>-10.7046999107196</text:p>
          </table:table-cell>
          <table:table-cell table:style-name="ce1" table:formula="of:=IF([.M2]&lt;&gt;0;1-SQRT(POWER(((ROW([.M2])-1)-[.$D$15]);2)+POWER(((COLUMN([.M2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3]&lt;&gt;0;1-SQRT(POWER(((ROW([.A3])-1)-[.$D$15]);2)+POWER(((COLUMN([.A3])-1)-[.$H$15]);2));0)" office:value-type="float" office:value="0" calcext:value-type="float">
            <text:p>0</text:p>
          </table:table-cell>
          <table:table-cell table:formula="of:=IF([.B3]&lt;&gt;0;1-SQRT(POWER(((ROW([.B3])-1)-[.$D$15]);2)+POWER(((COLUMN([.B3])-1)-[.$H$15]);2));0)" office:value-type="float" office:value="-10.6619037896906" calcext:value-type="float">
            <text:p>-10.6619037896906</text:p>
          </table:table-cell>
          <table:table-cell table:formula="of:=IF([.C3]&lt;&gt;0;1-SQRT(POWER(((ROW([.C3])-1)-[.$D$15]);2)+POWER(((COLUMN([.C3])-1)-[.$H$15]);2));0)" office:value-type="float" office:value="0" calcext:value-type="float">
            <text:p>0</text:p>
          </table:table-cell>
          <table:table-cell table:formula="of:=IF([.D3]&lt;&gt;0;1-SQRT(POWER(((ROW([.D3])-1)-[.$D$15]);2)+POWER(((COLUMN([.D3])-1)-[.$H$15]);2));0)" office:value-type="float" office:value="0" calcext:value-type="float">
            <text:p>0</text:p>
          </table:table-cell>
          <table:table-cell table:formula="of:=IF([.E3]&lt;&gt;0;1-SQRT(POWER(((ROW([.E3])-1)-[.$D$15]);2)+POWER(((COLUMN([.E3])-1)-[.$H$15]);2));0)" office:value-type="float" office:value="0" calcext:value-type="float">
            <text:p>0</text:p>
          </table:table-cell>
          <table:table-cell table:formula="of:=IF([.F3]&lt;&gt;0;1-SQRT(POWER(((ROW([.F3])-1)-[.$D$15]);2)+POWER(((COLUMN([.F3])-1)-[.$H$15]);2));0)" office:value-type="float" office:value="-9.19803902718557" calcext:value-type="float">
            <text:p>-9.19803902718557</text:p>
          </table:table-cell>
          <table:table-cell table:formula="of:=IF([.G3]&lt;&gt;0;1-SQRT(POWER(((ROW([.G3])-1)-[.$D$15]);2)+POWER(((COLUMN([.G3])-1)-[.$H$15]);2));0)" office:value-type="float" office:value="0" calcext:value-type="float">
            <text:p>0</text:p>
          </table:table-cell>
          <table:table-cell table:formula="of:=IF([.H3]&lt;&gt;0;1-SQRT(POWER(((ROW([.H3])-1)-[.$D$15]);2)+POWER(((COLUMN([.H3])-1)-[.$H$15]);2));0)" office:value-type="float" office:value="-9" calcext:value-type="float">
            <text:p>-9</text:p>
          </table:table-cell>
          <table:table-cell table:formula="of:=IF([.I3]&lt;&gt;0;1-SQRT(POWER(((ROW([.I3])-1)-[.$D$15]);2)+POWER(((COLUMN([.I3])-1)-[.$H$15]);2));0)" office:value-type="float" office:value="0" calcext:value-type="float">
            <text:p>0</text:p>
          </table:table-cell>
          <table:table-cell table:formula="of:=IF([.J3]&lt;&gt;0;1-SQRT(POWER(((ROW([.J3])-1)-[.$D$15]);2)+POWER(((COLUMN([.J3])-1)-[.$H$15]);2));0)" office:value-type="float" office:value="0" calcext:value-type="float">
            <text:p>0</text:p>
          </table:table-cell>
          <table:table-cell table:formula="of:=IF([.K3]&lt;&gt;0;1-SQRT(POWER(((ROW([.K3])-1)-[.$D$15]);2)+POWER(((COLUMN([.K3])-1)-[.$H$15]);2));0)" office:value-type="float" office:value="0" calcext:value-type="float">
            <text:p>0</text:p>
          </table:table-cell>
          <table:table-cell table:formula="of:=IF([.L3]&lt;&gt;0;1-SQRT(POWER(((ROW([.L3])-1)-[.$D$15]);2)+POWER(((COLUMN([.L3])-1)-[.$H$15]);2));0)" office:value-type="float" office:value="-9.77032961426901" calcext:value-type="float">
            <text:p>-9.77032961426901</text:p>
          </table:table-cell>
          <table:table-cell table:style-name="ce1" table:formula="of:=IF([.M3]&lt;&gt;0;1-SQRT(POWER(((ROW([.M3])-1)-[.$D$15]);2)+POWER(((COLUMN([.M3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4]&lt;&gt;0;1-SQRT(POWER(((ROW([.A4])-1)-[.$D$15]);2)+POWER(((COLUMN([.A4])-1)-[.$H$15]);2));0)" office:value-type="float" office:value="0" calcext:value-type="float">
            <text:p>0</text:p>
          </table:table-cell>
          <table:table-cell table:formula="of:=IF([.B4]&lt;&gt;0;1-SQRT(POWER(((ROW([.B4])-1)-[.$D$15]);2)+POWER(((COLUMN([.B4])-1)-[.$H$15]);2));0)" office:value-type="float" office:value="-9.81665382639197" calcext:value-type="float">
            <text:p>-9.81665382639197</text:p>
          </table:table-cell>
          <table:table-cell table:formula="of:=IF([.C4]&lt;&gt;0;1-SQRT(POWER(((ROW([.C4])-1)-[.$D$15]);2)+POWER(((COLUMN([.C4])-1)-[.$H$15]);2));0)" office:value-type="float" office:value="-9.295630140987" calcext:value-type="float">
            <text:p>-9.295630140987</text:p>
          </table:table-cell>
          <table:table-cell table:formula="of:=IF([.D4]&lt;&gt;0;1-SQRT(POWER(((ROW([.D4])-1)-[.$D$15]);2)+POWER(((COLUMN([.D4])-1)-[.$H$15]);2));0)" office:value-type="float" office:value="-8.8488578017961" calcext:value-type="float">
            <text:p>-8.8488578017961</text:p>
          </table:table-cell>
          <table:table-cell table:formula="of:=IF([.E4]&lt;&gt;0;1-SQRT(POWER(((ROW([.E4])-1)-[.$D$15]);2)+POWER(((COLUMN([.E4])-1)-[.$H$15]);2));0)" office:value-type="float" office:value="0" calcext:value-type="float">
            <text:p>0</text:p>
          </table:table-cell>
          <table:table-cell table:formula="of:=IF([.F4]&lt;&gt;0;1-SQRT(POWER(((ROW([.F4])-1)-[.$D$15]);2)+POWER(((COLUMN([.F4])-1)-[.$H$15]);2));0)" office:value-type="float" office:value="-8.21954445729289" calcext:value-type="float">
            <text:p>-8.21954445729289</text:p>
          </table:table-cell>
          <table:table-cell table:formula="of:=IF([.G4]&lt;&gt;0;1-SQRT(POWER(((ROW([.G4])-1)-[.$D$15]);2)+POWER(((COLUMN([.G4])-1)-[.$H$15]);2));0)" office:value-type="float" office:value="0" calcext:value-type="float">
            <text:p>0</text:p>
          </table:table-cell>
          <table:table-cell table:formula="of:=IF([.H4]&lt;&gt;0;1-SQRT(POWER(((ROW([.H4])-1)-[.$D$15]);2)+POWER(((COLUMN([.H4])-1)-[.$H$15]);2));0)" office:value-type="float" office:value="-8" calcext:value-type="float">
            <text:p>-8</text:p>
          </table:table-cell>
          <table:table-cell table:formula="of:=IF([.I4]&lt;&gt;0;1-SQRT(POWER(((ROW([.I4])-1)-[.$D$15]);2)+POWER(((COLUMN([.I4])-1)-[.$H$15]);2));0)" office:value-type="float" office:value="0" calcext:value-type="float">
            <text:p>0</text:p>
          </table:table-cell>
          <table:table-cell table:formula="of:=IF([.J4]&lt;&gt;0;1-SQRT(POWER(((ROW([.J4])-1)-[.$D$15]);2)+POWER(((COLUMN([.J4])-1)-[.$H$15]);2));0)" office:value-type="float" office:value="-8.21954445729289" calcext:value-type="float">
            <text:p>-8.21954445729289</text:p>
          </table:table-cell>
          <table:table-cell table:formula="of:=IF([.K4]&lt;&gt;0;1-SQRT(POWER(((ROW([.K4])-1)-[.$D$15]);2)+POWER(((COLUMN([.K4])-1)-[.$H$15]);2));0)" office:value-type="float" office:value="0" calcext:value-type="float">
            <text:p>0</text:p>
          </table:table-cell>
          <table:table-cell table:formula="of:=IF([.L4]&lt;&gt;0;1-SQRT(POWER(((ROW([.L4])-1)-[.$D$15]);2)+POWER(((COLUMN([.L4])-1)-[.$H$15]);2));0)" office:value-type="float" office:value="-8.8488578017961" calcext:value-type="float">
            <text:p>-8.8488578017961</text:p>
          </table:table-cell>
          <table:table-cell table:style-name="ce1" table:formula="of:=IF([.M4]&lt;&gt;0;1-SQRT(POWER(((ROW([.M4])-1)-[.$D$15]);2)+POWER(((COLUMN([.M4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5]&lt;&gt;0;1-SQRT(POWER(((ROW([.A5])-1)-[.$D$15]);2)+POWER(((COLUMN([.A5])-1)-[.$H$15]);2));0)" office:value-type="float" office:value="0" calcext:value-type="float">
            <text:p>0</text:p>
          </table:table-cell>
          <table:table-cell table:formula="of:=IF([.B5]&lt;&gt;0;1-SQRT(POWER(((ROW([.B5])-1)-[.$D$15]);2)+POWER(((COLUMN([.B5])-1)-[.$H$15]);2));0)" office:value-type="float" office:value="0" calcext:value-type="float">
            <text:p>0</text:p>
          </table:table-cell>
          <table:table-cell table:formula="of:=IF([.C5]&lt;&gt;0;1-SQRT(POWER(((ROW([.C5])-1)-[.$D$15]);2)+POWER(((COLUMN([.C5])-1)-[.$H$15]);2));0)" office:value-type="float" office:value="0" calcext:value-type="float">
            <text:p>0</text:p>
          </table:table-cell>
          <table:table-cell table:formula="of:=IF([.D5]&lt;&gt;0;1-SQRT(POWER(((ROW([.D5])-1)-[.$D$15]);2)+POWER(((COLUMN([.D5])-1)-[.$H$15]);2));0)" office:value-type="float" office:value="-7.94427190999916" calcext:value-type="float">
            <text:p>-7.94427190999916</text:p>
          </table:table-cell>
          <table:table-cell table:formula="of:=IF([.E5]&lt;&gt;0;1-SQRT(POWER(((ROW([.E5])-1)-[.$D$15]);2)+POWER(((COLUMN([.E5])-1)-[.$H$15]);2));0)" office:value-type="float" office:value="0" calcext:value-type="float">
            <text:p>0</text:p>
          </table:table-cell>
          <table:table-cell table:formula="of:=IF([.F5]&lt;&gt;0;1-SQRT(POWER(((ROW([.F5])-1)-[.$D$15]);2)+POWER(((COLUMN([.F5])-1)-[.$H$15]);2));0)" office:value-type="float" office:value="-7.24621125123532" calcext:value-type="float">
            <text:p>-7.24621125123532</text:p>
          </table:table-cell>
          <table:table-cell table:formula="of:=IF([.G5]&lt;&gt;0;1-SQRT(POWER(((ROW([.G5])-1)-[.$D$15]);2)+POWER(((COLUMN([.G5])-1)-[.$H$15]);2));0)" office:value-type="float" office:value="0" calcext:value-type="float">
            <text:p>0</text:p>
          </table:table-cell>
          <table:table-cell table:formula="of:=IF([.H5]&lt;&gt;0;1-SQRT(POWER(((ROW([.H5])-1)-[.$D$15]);2)+POWER(((COLUMN([.H5])-1)-[.$H$15]);2));0)" office:value-type="float" office:value="-7" calcext:value-type="float">
            <text:p>-7</text:p>
          </table:table-cell>
          <table:table-cell table:formula="of:=IF([.I5]&lt;&gt;0;1-SQRT(POWER(((ROW([.I5])-1)-[.$D$15]);2)+POWER(((COLUMN([.I5])-1)-[.$H$15]);2));0)" office:value-type="float" office:value="0" calcext:value-type="float">
            <text:p>0</text:p>
          </table:table-cell>
          <table:table-cell table:formula="of:=IF([.J5]&lt;&gt;0;1-SQRT(POWER(((ROW([.J5])-1)-[.$D$15]);2)+POWER(((COLUMN([.J5])-1)-[.$H$15]);2));0)" office:value-type="float" office:value="-7.24621125123532" calcext:value-type="float">
            <text:p>-7.24621125123532</text:p>
          </table:table-cell>
          <table:table-cell table:formula="of:=IF([.K5]&lt;&gt;0;1-SQRT(POWER(((ROW([.K5])-1)-[.$D$15]);2)+POWER(((COLUMN([.K5])-1)-[.$H$15]);2));0)" office:value-type="float" office:value="0" calcext:value-type="float">
            <text:p>0</text:p>
          </table:table-cell>
          <table:table-cell table:formula="of:=IF([.L5]&lt;&gt;0;1-SQRT(POWER(((ROW([.L5])-1)-[.$D$15]);2)+POWER(((COLUMN([.L5])-1)-[.$H$15]);2));0)" office:value-type="float" office:value="-7.94427190999916" calcext:value-type="float">
            <text:p>-7.94427190999916</text:p>
          </table:table-cell>
          <table:table-cell table:style-name="ce1" table:formula="of:=IF([.M5]&lt;&gt;0;1-SQRT(POWER(((ROW([.M5])-1)-[.$D$15]);2)+POWER(((COLUMN([.M5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6]&lt;&gt;0;1-SQRT(POWER(((ROW([.A6])-1)-[.$D$15]);2)+POWER(((COLUMN([.A6])-1)-[.$H$15]);2));0)" office:value-type="float" office:value="0" calcext:value-type="float">
            <text:p>0</text:p>
          </table:table-cell>
          <table:table-cell table:formula="of:=IF([.B6]&lt;&gt;0;1-SQRT(POWER(((ROW([.B6])-1)-[.$D$15]);2)+POWER(((COLUMN([.B6])-1)-[.$H$15]);2));0)" office:value-type="float" office:value="-8.21954445729289" calcext:value-type="float">
            <text:p>-8.21954445729289</text:p>
          </table:table-cell>
          <table:table-cell table:formula="of:=IF([.C6]&lt;&gt;0;1-SQRT(POWER(((ROW([.C6])-1)-[.$D$15]);2)+POWER(((COLUMN([.C6])-1)-[.$H$15]);2));0)" office:value-type="float" office:value="0" calcext:value-type="float">
            <text:p>0</text:p>
          </table:table-cell>
          <table:table-cell table:formula="of:=IF([.D6]&lt;&gt;0;1-SQRT(POWER(((ROW([.D6])-1)-[.$D$15]);2)+POWER(((COLUMN([.D6])-1)-[.$H$15]);2));0)" office:value-type="float" office:value="-7.06225774829855" calcext:value-type="float">
            <text:p>-7.06225774829855</text:p>
          </table:table-cell>
          <table:table-cell table:formula="of:=IF([.E6]&lt;&gt;0;1-SQRT(POWER(((ROW([.E6])-1)-[.$D$15]);2)+POWER(((COLUMN([.E6])-1)-[.$H$15]);2));0)" office:value-type="float" office:value="0" calcext:value-type="float">
            <text:p>0</text:p>
          </table:table-cell>
          <table:table-cell table:formula="of:=IF([.F6]&lt;&gt;0;1-SQRT(POWER(((ROW([.F6])-1)-[.$D$15]);2)+POWER(((COLUMN([.F6])-1)-[.$H$15]);2));0)" office:value-type="float" office:value="-6.28010988928052" calcext:value-type="float">
            <text:p>-6.28010988928052</text:p>
          </table:table-cell>
          <table:table-cell table:formula="of:=IF([.G6]&lt;&gt;0;1-SQRT(POWER(((ROW([.G6])-1)-[.$D$15]);2)+POWER(((COLUMN([.G6])-1)-[.$H$15]);2));0)" office:value-type="float" office:value="-6.07106781186548" calcext:value-type="float">
            <text:p>-6.07106781186548</text:p>
          </table:table-cell>
          <table:table-cell table:formula="of:=IF([.H6]&lt;&gt;0;1-SQRT(POWER(((ROW([.H6])-1)-[.$D$15]);2)+POWER(((COLUMN([.H6])-1)-[.$H$15]);2));0)" office:value-type="float" office:value="-6" calcext:value-type="float">
            <text:p>-6</text:p>
          </table:table-cell>
          <table:table-cell table:formula="of:=IF([.I6]&lt;&gt;0;1-SQRT(POWER(((ROW([.I6])-1)-[.$D$15]);2)+POWER(((COLUMN([.I6])-1)-[.$H$15]);2));0)" office:value-type="float" office:value="0" calcext:value-type="float">
            <text:p>0</text:p>
          </table:table-cell>
          <table:table-cell table:formula="of:=IF([.J6]&lt;&gt;0;1-SQRT(POWER(((ROW([.J6])-1)-[.$D$15]);2)+POWER(((COLUMN([.J6])-1)-[.$H$15]);2));0)" office:value-type="float" office:value="-6.28010988928052" calcext:value-type="float">
            <text:p>-6.28010988928052</text:p>
          </table:table-cell>
          <table:table-cell table:formula="of:=IF([.K6]&lt;&gt;0;1-SQRT(POWER(((ROW([.K6])-1)-[.$D$15]);2)+POWER(((COLUMN([.K6])-1)-[.$H$15]);2));0)" office:value-type="float" office:value="-6.61577310586391" calcext:value-type="float">
            <text:p>-6.61577310586391</text:p>
          </table:table-cell>
          <table:table-cell table:formula="of:=IF([.L6]&lt;&gt;0;1-SQRT(POWER(((ROW([.L6])-1)-[.$D$15]);2)+POWER(((COLUMN([.L6])-1)-[.$H$15]);2));0)" office:value-type="float" office:value="-7.06225774829855" calcext:value-type="float">
            <text:p>-7.06225774829855</text:p>
          </table:table-cell>
          <table:table-cell table:style-name="ce1" table:formula="of:=IF([.M6]&lt;&gt;0;1-SQRT(POWER(((ROW([.M6])-1)-[.$D$15]);2)+POWER(((COLUMN([.M6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formula="of:=IF([.A7]&lt;&gt;0;1-SQRT(POWER(((ROW([.A7])-1)-[.$D$15]);2)+POWER(((COLUMN([.A7])-1)-[.$H$15]);2));0)" office:value-type="float" office:value="0" calcext:value-type="float">
            <text:p>0</text:p>
          </table:table-cell>
          <table:table-cell table:formula="of:=IF([.B7]&lt;&gt;0;1-SQRT(POWER(((ROW([.B7])-1)-[.$D$15]);2)+POWER(((COLUMN([.B7])-1)-[.$H$15]);2));0)" office:value-type="float" office:value="-7.48528137423857" calcext:value-type="float">
            <text:p>-7.48528137423857</text:p>
          </table:table-cell>
          <table:table-cell table:formula="of:=IF([.C7]&lt;&gt;0;1-SQRT(POWER(((ROW([.C7])-1)-[.$D$15]);2)+POWER(((COLUMN([.C7])-1)-[.$H$15]);2));0)" office:value-type="float" office:value="0" calcext:value-type="float">
            <text:p>0</text:p>
          </table:table-cell>
          <table:table-cell table:formula="of:=IF([.D7]&lt;&gt;0;1-SQRT(POWER(((ROW([.D7])-1)-[.$D$15]);2)+POWER(((COLUMN([.D7])-1)-[.$H$15]);2));0)" office:value-type="float" office:value="-6.21110255092798" calcext:value-type="float">
            <text:p>-6.21110255092798</text:p>
          </table:table-cell>
          <table:table-cell table:formula="of:=IF([.E7]&lt;&gt;0;1-SQRT(POWER(((ROW([.E7])-1)-[.$D$15]);2)+POWER(((COLUMN([.E7])-1)-[.$H$15]);2));0)" office:value-type="float" office:value="0" calcext:value-type="float">
            <text:p>0</text:p>
          </table:table-cell>
          <table:table-cell table:formula="of:=IF([.F7]&lt;&gt;0;1-SQRT(POWER(((ROW([.F7])-1)-[.$D$15]);2)+POWER(((COLUMN([.F7])-1)-[.$H$15]);2));0)" office:value-type="float" office:value="0" calcext:value-type="float">
            <text:p>0</text:p>
          </table:table-cell>
          <table:table-cell table:formula="of:=IF([.G7]&lt;&gt;0;1-SQRT(POWER(((ROW([.G7])-1)-[.$D$15]);2)+POWER(((COLUMN([.G7])-1)-[.$H$15]);2));0)" office:value-type="float" office:value="0" calcext:value-type="float">
            <text:p>0</text:p>
          </table:table-cell>
          <table:table-cell table:formula="of:=IF([.H7]&lt;&gt;0;1-SQRT(POWER(((ROW([.H7])-1)-[.$D$15]);2)+POWER(((COLUMN([.H7])-1)-[.$H$15]);2));0)" office:value-type="float" office:value="-5" calcext:value-type="float">
            <text:p>-5</text:p>
          </table:table-cell>
          <table:table-cell table:formula="of:=IF([.I7]&lt;&gt;0;1-SQRT(POWER(((ROW([.I7])-1)-[.$D$15]);2)+POWER(((COLUMN([.I7])-1)-[.$H$15]);2));0)" office:value-type="float" office:value="0" calcext:value-type="float">
            <text:p>0</text:p>
          </table:table-cell>
          <table:table-cell table:formula="of:=IF([.J7]&lt;&gt;0;1-SQRT(POWER(((ROW([.J7])-1)-[.$D$15]);2)+POWER(((COLUMN([.J7])-1)-[.$H$15]);2));0)" office:value-type="float" office:value="0" calcext:value-type="float">
            <text:p>0</text:p>
          </table:table-cell>
          <table:table-cell table:formula="of:=IF([.K7]&lt;&gt;0;1-SQRT(POWER(((ROW([.K7])-1)-[.$D$15]);2)+POWER(((COLUMN([.K7])-1)-[.$H$15]);2));0)" office:value-type="float" office:value="0" calcext:value-type="float">
            <text:p>0</text:p>
          </table:table-cell>
          <table:table-cell table:formula="of:=IF([.L7]&lt;&gt;0;1-SQRT(POWER(((ROW([.L7])-1)-[.$D$15]);2)+POWER(((COLUMN([.L7])-1)-[.$H$15]);2));0)" office:value-type="float" office:value="0" calcext:value-type="float">
            <text:p>0</text:p>
          </table:table-cell>
          <table:table-cell table:style-name="ce1" table:formula="of:=IF([.M7]&lt;&gt;0;1-SQRT(POWER(((ROW([.M7])-1)-[.$D$15]);2)+POWER(((COLUMN([.M7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8]&lt;&gt;0;1-SQRT(POWER(((ROW([.A8])-1)-[.$D$15]);2)+POWER(((COLUMN([.A8])-1)-[.$H$15]);2));0)" office:value-type="float" office:value="0" calcext:value-type="float">
            <text:p>0</text:p>
          </table:table-cell>
          <table:table-cell table:formula="of:=IF([.B8]&lt;&gt;0;1-SQRT(POWER(((ROW([.B8])-1)-[.$D$15]);2)+POWER(((COLUMN([.B8])-1)-[.$H$15]);2));0)" office:value-type="float" office:value="-6.81024967590665" calcext:value-type="float">
            <text:p>-6.81024967590665</text:p>
          </table:table-cell>
          <table:table-cell table:formula="of:=IF([.C8]&lt;&gt;0;1-SQRT(POWER(((ROW([.C8])-1)-[.$D$15]);2)+POWER(((COLUMN([.C8])-1)-[.$H$15]);2));0)" office:value-type="float" office:value="0" calcext:value-type="float">
            <text:p>0</text:p>
          </table:table-cell>
          <table:table-cell table:formula="of:=IF([.D8]&lt;&gt;0;1-SQRT(POWER(((ROW([.D8])-1)-[.$D$15]);2)+POWER(((COLUMN([.D8])-1)-[.$H$15]);2));0)" office:value-type="float" office:value="-5.40312423743285" calcext:value-type="float">
            <text:p>-5.40312423743285</text:p>
          </table:table-cell>
          <table:table-cell table:formula="of:=IF([.E8]&lt;&gt;0;1-SQRT(POWER(((ROW([.E8])-1)-[.$D$15]);2)+POWER(((COLUMN([.E8])-1)-[.$H$15]);2));0)" office:value-type="float" office:value="-4.8309518948453" calcext:value-type="float">
            <text:p>-4.8309518948453</text:p>
          </table:table-cell>
          <table:table-cell table:formula="of:=IF([.F8]&lt;&gt;0;1-SQRT(POWER(((ROW([.F8])-1)-[.$D$15]);2)+POWER(((COLUMN([.F8])-1)-[.$H$15]);2));0)" office:value-type="float" office:value="-4.3851648071345" calcext:value-type="float">
            <text:p>-4.3851648071345</text:p>
          </table:table-cell>
          <table:table-cell table:formula="of:=IF([.G8]&lt;&gt;0;1-SQRT(POWER(((ROW([.G8])-1)-[.$D$15]);2)+POWER(((COLUMN([.G8])-1)-[.$H$15]);2));0)" office:value-type="float" office:value="0" calcext:value-type="float">
            <text:p>0</text:p>
          </table:table-cell>
          <table:table-cell table:formula="of:=IF([.H8]&lt;&gt;0;1-SQRT(POWER(((ROW([.H8])-1)-[.$D$15]);2)+POWER(((COLUMN([.H8])-1)-[.$H$15]);2));0)" office:value-type="float" office:value="-4" calcext:value-type="float">
            <text:p>-4</text:p>
          </table:table-cell>
          <table:table-cell table:formula="of:=IF([.I8]&lt;&gt;0;1-SQRT(POWER(((ROW([.I8])-1)-[.$D$15]);2)+POWER(((COLUMN([.I8])-1)-[.$H$15]);2));0)" office:value-type="float" office:value="-4.09901951359278" calcext:value-type="float">
            <text:p>-4.09901951359278</text:p>
          </table:table-cell>
          <table:table-cell table:formula="of:=IF([.J8]&lt;&gt;0;1-SQRT(POWER(((ROW([.J8])-1)-[.$D$15]);2)+POWER(((COLUMN([.J8])-1)-[.$H$15]);2));0)" office:value-type="float" office:value="-4.3851648071345" calcext:value-type="float">
            <text:p>-4.3851648071345</text:p>
          </table:table-cell>
          <table:table-cell table:formula="of:=IF([.K8]&lt;&gt;0;1-SQRT(POWER(((ROW([.K8])-1)-[.$D$15]);2)+POWER(((COLUMN([.K8])-1)-[.$H$15]);2));0)" office:value-type="float" office:value="-4.8309518948453" calcext:value-type="float">
            <text:p>-4.8309518948453</text:p>
          </table:table-cell>
          <table:table-cell table:formula="of:=IF([.L8]&lt;&gt;0;1-SQRT(POWER(((ROW([.L8])-1)-[.$D$15]);2)+POWER(((COLUMN([.L8])-1)-[.$H$15]);2));0)" office:value-type="float" office:value="-5.40312423743285" calcext:value-type="float">
            <text:p>-5.40312423743285</text:p>
          </table:table-cell>
          <table:table-cell table:style-name="ce1" table:formula="of:=IF([.M8]&lt;&gt;0;1-SQRT(POWER(((ROW([.M8])-1)-[.$D$15]);2)+POWER(((COLUMN([.M8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9]&lt;&gt;0;1-SQRT(POWER(((ROW([.A9])-1)-[.$D$15]);2)+POWER(((COLUMN([.A9])-1)-[.$H$15]);2));0)" office:value-type="float" office:value="0" calcext:value-type="float">
            <text:p>0</text:p>
          </table:table-cell>
          <table:table-cell table:formula="of:=IF([.B9]&lt;&gt;0;1-SQRT(POWER(((ROW([.B9])-1)-[.$D$15]);2)+POWER(((COLUMN([.B9])-1)-[.$H$15]);2));0)" office:value-type="float" office:value="-6.21110255092798" calcext:value-type="float">
            <text:p>-6.21110255092798</text:p>
          </table:table-cell>
          <table:table-cell table:formula="of:=IF([.C9]&lt;&gt;0;1-SQRT(POWER(((ROW([.C9])-1)-[.$D$15]);2)+POWER(((COLUMN([.C9])-1)-[.$H$15]);2));0)" office:value-type="float" office:value="0" calcext:value-type="float">
            <text:p>0</text:p>
          </table:table-cell>
          <table:table-cell table:formula="of:=IF([.D9]&lt;&gt;0;1-SQRT(POWER(((ROW([.D9])-1)-[.$D$15]);2)+POWER(((COLUMN([.D9])-1)-[.$H$15]);2));0)" office:value-type="float" office:value="0" calcext:value-type="float">
            <text:p>0</text:p>
          </table:table-cell>
          <table:table-cell table:formula="of:=IF([.E9]&lt;&gt;0;1-SQRT(POWER(((ROW([.E9])-1)-[.$D$15]);2)+POWER(((COLUMN([.E9])-1)-[.$H$15]);2));0)" office:value-type="float" office:value="0" calcext:value-type="float">
            <text:p>0</text:p>
          </table:table-cell>
          <table:table-cell table:formula="of:=IF([.F9]&lt;&gt;0;1-SQRT(POWER(((ROW([.F9])-1)-[.$D$15]);2)+POWER(((COLUMN([.F9])-1)-[.$H$15]);2));0)" office:value-type="float" office:value="-3.47213595499958" calcext:value-type="float">
            <text:p>-3.47213595499958</text:p>
          </table:table-cell>
          <table:table-cell table:formula="of:=IF([.G9]&lt;&gt;0;1-SQRT(POWER(((ROW([.G9])-1)-[.$D$15]);2)+POWER(((COLUMN([.G9])-1)-[.$H$15]);2));0)" office:value-type="float" office:value="0" calcext:value-type="float">
            <text:p>0</text:p>
          </table:table-cell>
          <table:table-cell table:formula="of:=IF([.H9]&lt;&gt;0;1-SQRT(POWER(((ROW([.H9])-1)-[.$D$15]);2)+POWER(((COLUMN([.H9])-1)-[.$H$15]);2));0)" office:value-type="float" office:value="-3" calcext:value-type="float">
            <text:p>-3</text:p>
          </table:table-cell>
          <table:table-cell table:formula="of:=IF([.I9]&lt;&gt;0;1-SQRT(POWER(((ROW([.I9])-1)-[.$D$15]);2)+POWER(((COLUMN([.I9])-1)-[.$H$15]);2));0)" office:value-type="float" office:value="0" calcext:value-type="float">
            <text:p>0</text:p>
          </table:table-cell>
          <table:table-cell table:formula="of:=IF([.J9]&lt;&gt;0;1-SQRT(POWER(((ROW([.J9])-1)-[.$D$15]);2)+POWER(((COLUMN([.J9])-1)-[.$H$15]);2));0)" office:value-type="float" office:value="0" calcext:value-type="float">
            <text:p>0</text:p>
          </table:table-cell>
          <table:table-cell table:formula="of:=IF([.K9]&lt;&gt;0;1-SQRT(POWER(((ROW([.K9])-1)-[.$D$15]);2)+POWER(((COLUMN([.K9])-1)-[.$H$15]);2));0)" office:value-type="float" office:value="0" calcext:value-type="float">
            <text:p>0</text:p>
          </table:table-cell>
          <table:table-cell table:formula="of:=IF([.L9]&lt;&gt;0;1-SQRT(POWER(((ROW([.L9])-1)-[.$D$15]);2)+POWER(((COLUMN([.L9])-1)-[.$H$15]);2));0)" office:value-type="float" office:value="-4.65685424949238" calcext:value-type="float">
            <text:p>-4.65685424949238</text:p>
          </table:table-cell>
          <table:table-cell table:style-name="ce1" table:formula="of:=IF([.M9]&lt;&gt;0;1-SQRT(POWER(((ROW([.M9])-1)-[.$D$15]);2)+POWER(((COLUMN([.M9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10]&lt;&gt;0;1-SQRT(POWER(((ROW([.A10])-1)-[.$D$15]);2)+POWER(((COLUMN([.A10])-1)-[.$H$15]);2));0)" office:value-type="float" office:value="0" calcext:value-type="float">
            <text:p>0</text:p>
          </table:table-cell>
          <table:table-cell table:formula="of:=IF([.B10]&lt;&gt;0;1-SQRT(POWER(((ROW([.B10])-1)-[.$D$15]);2)+POWER(((COLUMN([.B10])-1)-[.$H$15]);2));0)" office:value-type="float" office:value="-5.70820393249937" calcext:value-type="float">
            <text:p>-5.70820393249937</text:p>
          </table:table-cell>
          <table:table-cell table:formula="of:=IF([.C10]&lt;&gt;0;1-SQRT(POWER(((ROW([.C10])-1)-[.$D$15]);2)+POWER(((COLUMN([.C10])-1)-[.$H$15]);2));0)" office:value-type="float" office:value="-4.8309518948453" calcext:value-type="float">
            <text:p>-4.8309518948453</text:p>
          </table:table-cell>
          <table:table-cell table:formula="of:=IF([.D10]&lt;&gt;0;1-SQRT(POWER(((ROW([.D10])-1)-[.$D$15]);2)+POWER(((COLUMN([.D10])-1)-[.$H$15]);2));0)" office:value-type="float" office:value="-4" calcext:value-type="float">
            <text:p>-4</text:p>
          </table:table-cell>
          <table:table-cell table:formula="of:=IF([.E10]&lt;&gt;0;1-SQRT(POWER(((ROW([.E10])-1)-[.$D$15]);2)+POWER(((COLUMN([.E10])-1)-[.$H$15]);2));0)" office:value-type="float" office:value="-3.24264068711928" calcext:value-type="float">
            <text:p>-3.24264068711928</text:p>
          </table:table-cell>
          <table:table-cell table:formula="of:=IF([.F10]&lt;&gt;0;1-SQRT(POWER(((ROW([.F10])-1)-[.$D$15]);2)+POWER(((COLUMN([.F10])-1)-[.$H$15]);2));0)" office:value-type="float" office:value="-2.60555127546399" calcext:value-type="float">
            <text:p>-2.60555127546399</text:p>
          </table:table-cell>
          <table:table-cell table:formula="of:=IF([.G10]&lt;&gt;0;1-SQRT(POWER(((ROW([.G10])-1)-[.$D$15]);2)+POWER(((COLUMN([.G10])-1)-[.$H$15]);2));0)" office:value-type="float" office:value="0" calcext:value-type="float">
            <text:p>0</text:p>
          </table:table-cell>
          <table:table-cell table:formula="of:=IF([.H10]&lt;&gt;0;1-SQRT(POWER(((ROW([.H10])-1)-[.$D$15]);2)+POWER(((COLUMN([.H10])-1)-[.$H$15]);2));0)" office:value-type="float" office:value="-2" calcext:value-type="float">
            <text:p>-2</text:p>
          </table:table-cell>
          <table:table-cell table:formula="of:=IF([.I10]&lt;&gt;0;1-SQRT(POWER(((ROW([.I10])-1)-[.$D$15]);2)+POWER(((COLUMN([.I10])-1)-[.$H$15]);2));0)" office:value-type="float" office:value="-2.16227766016838" calcext:value-type="float">
            <text:p>-2.16227766016838</text:p>
          </table:table-cell>
          <table:table-cell table:formula="of:=IF([.J10]&lt;&gt;0;1-SQRT(POWER(((ROW([.J10])-1)-[.$D$15]);2)+POWER(((COLUMN([.J10])-1)-[.$H$15]);2));0)" office:value-type="float" office:value="-2.60555127546399" calcext:value-type="float">
            <text:p>-2.60555127546399</text:p>
          </table:table-cell>
          <table:table-cell table:formula="of:=IF([.K10]&lt;&gt;0;1-SQRT(POWER(((ROW([.K10])-1)-[.$D$15]);2)+POWER(((COLUMN([.K10])-1)-[.$H$15]);2));0)" office:value-type="float" office:value="0" calcext:value-type="float">
            <text:p>0</text:p>
          </table:table-cell>
          <table:table-cell table:formula="of:=IF([.L10]&lt;&gt;0;1-SQRT(POWER(((ROW([.L10])-1)-[.$D$15]);2)+POWER(((COLUMN([.L10])-1)-[.$H$15]);2));0)" office:value-type="float" office:value="-4" calcext:value-type="float">
            <text:p>-4</text:p>
          </table:table-cell>
          <table:table-cell table:style-name="ce1" table:formula="of:=IF([.M10]&lt;&gt;0;1-SQRT(POWER(((ROW([.M10])-1)-[.$D$15]);2)+POWER(((COLUMN([.M10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11]&lt;&gt;0;1-SQRT(POWER(((ROW([.A11])-1)-[.$D$15]);2)+POWER(((COLUMN([.A11])-1)-[.$H$15]);2));0)" office:value-type="float" office:value="0" calcext:value-type="float">
            <text:p>0</text:p>
          </table:table-cell>
          <table:table-cell table:formula="of:=IF([.B11]&lt;&gt;0;1-SQRT(POWER(((ROW([.B11])-1)-[.$D$15]);2)+POWER(((COLUMN([.B11])-1)-[.$H$15]);2));0)" office:value-type="float" office:value="0" calcext:value-type="float">
            <text:p>0</text:p>
          </table:table-cell>
          <table:table-cell table:formula="of:=IF([.C11]&lt;&gt;0;1-SQRT(POWER(((ROW([.C11])-1)-[.$D$15]);2)+POWER(((COLUMN([.C11])-1)-[.$H$15]);2));0)" office:value-type="float" office:value="0" calcext:value-type="float">
            <text:p>0</text:p>
          </table:table-cell>
          <table:table-cell table:formula="of:=IF([.D11]&lt;&gt;0;1-SQRT(POWER(((ROW([.D11])-1)-[.$D$15]);2)+POWER(((COLUMN([.D11])-1)-[.$H$15]);2));0)" office:value-type="float" office:value="0" calcext:value-type="float">
            <text:p>0</text:p>
          </table:table-cell>
          <table:table-cell table:formula="of:=IF([.E11]&lt;&gt;0;1-SQRT(POWER(((ROW([.E11])-1)-[.$D$15]);2)+POWER(((COLUMN([.E11])-1)-[.$H$15]);2));0)" office:value-type="float" office:value="0" calcext:value-type="float">
            <text:p>0</text:p>
          </table:table-cell>
          <table:table-cell table:formula="of:=IF([.F11]&lt;&gt;0;1-SQRT(POWER(((ROW([.F11])-1)-[.$D$15]);2)+POWER(((COLUMN([.F11])-1)-[.$H$15]);2));0)" office:value-type="float" office:value="-1.82842712474619" calcext:value-type="float">
            <text:p>-1.82842712474619</text:p>
          </table:table-cell>
          <table:table-cell table:formula="of:=IF([.G11]&lt;&gt;0;1-SQRT(POWER(((ROW([.G11])-1)-[.$D$15]);2)+POWER(((COLUMN([.G11])-1)-[.$H$15]);2));0)" office:value-type="float" office:value="0" calcext:value-type="float">
            <text:p>0</text:p>
          </table:table-cell>
          <table:table-cell table:formula="of:=IF([.H11]&lt;&gt;0;1-SQRT(POWER(((ROW([.H11])-1)-[.$D$15]);2)+POWER(((COLUMN([.H11])-1)-[.$H$15]);2));0)" office:value-type="float" office:value="0" calcext:value-type="float">
            <text:p>0</text:p>
          </table:table-cell>
          <table:table-cell table:formula="of:=IF([.I11]&lt;&gt;0;1-SQRT(POWER(((ROW([.I11])-1)-[.$D$15]);2)+POWER(((COLUMN([.I11])-1)-[.$H$15]);2));0)" office:value-type="float" office:value="0" calcext:value-type="float">
            <text:p>0</text:p>
          </table:table-cell>
          <table:table-cell table:formula="of:=IF([.J11]&lt;&gt;0;1-SQRT(POWER(((ROW([.J11])-1)-[.$D$15]);2)+POWER(((COLUMN([.J11])-1)-[.$H$15]);2));0)" office:value-type="float" office:value="0" calcext:value-type="float">
            <text:p>0</text:p>
          </table:table-cell>
          <table:table-cell table:formula="of:=IF([.K11]&lt;&gt;0;1-SQRT(POWER(((ROW([.K11])-1)-[.$D$15]);2)+POWER(((COLUMN([.K11])-1)-[.$H$15]);2));0)" office:value-type="float" office:value="0" calcext:value-type="float">
            <text:p>0</text:p>
          </table:table-cell>
          <table:table-cell table:formula="of:=IF([.L11]&lt;&gt;0;1-SQRT(POWER(((ROW([.L11])-1)-[.$D$15]);2)+POWER(((COLUMN([.L11])-1)-[.$H$15]);2));0)" office:value-type="float" office:value="-3.47213595499958" calcext:value-type="float">
            <text:p>-3.47213595499958</text:p>
          </table:table-cell>
          <table:table-cell table:style-name="ce1" table:formula="of:=IF([.M11]&lt;&gt;0;1-SQRT(POWER(((ROW([.M11])-1)-[.$D$15]);2)+POWER(((COLUMN([.M11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IF([.A12]&lt;&gt;0;1-SQRT(POWER(((ROW([.A12])-1)-[.$D$15]);2)+POWER(((COLUMN([.A12])-1)-[.$H$15]);2));0)" office:value-type="float" office:value="0" calcext:value-type="float">
            <text:p>0</text:p>
          </table:table-cell>
          <table:table-cell table:formula="of:=IF([.B12]&lt;&gt;0;1-SQRT(POWER(((ROW([.B12])-1)-[.$D$15]);2)+POWER(((COLUMN([.B12])-1)-[.$H$15]);2));0)" office:value-type="float" office:value="-5.08276253029822" calcext:value-type="float">
            <text:p>-5.08276253029822</text:p>
          </table:table-cell>
          <table:table-cell table:formula="of:=IF([.C12]&lt;&gt;0;1-SQRT(POWER(((ROW([.C12])-1)-[.$D$15]);2)+POWER(((COLUMN([.C12])-1)-[.$H$15]);2));0)" office:value-type="float" office:value="-4.09901951359278" calcext:value-type="float">
            <text:p>-4.09901951359278</text:p>
          </table:table-cell>
          <table:table-cell table:formula="of:=IF([.D12]&lt;&gt;0;1-SQRT(POWER(((ROW([.D12])-1)-[.$D$15]);2)+POWER(((COLUMN([.D12])-1)-[.$H$15]);2));0)" office:value-type="float" office:value="-3.12310562561766" calcext:value-type="float">
            <text:p>-3.12310562561766</text:p>
          </table:table-cell>
          <table:table-cell table:formula="of:=IF([.E12]&lt;&gt;0;1-SQRT(POWER(((ROW([.E12])-1)-[.$D$15]);2)+POWER(((COLUMN([.E12])-1)-[.$H$15]);2));0)" office:value-type="float" office:value="-2.16227766016838" calcext:value-type="float">
            <text:p>-2.16227766016838</text:p>
          </table:table-cell>
          <table:table-cell table:formula="of:=IF([.F12]&lt;&gt;0;1-SQRT(POWER(((ROW([.F12])-1)-[.$D$15]);2)+POWER(((COLUMN([.F12])-1)-[.$H$15]);2));0)" office:value-type="float" office:value="-1.23606797749979" calcext:value-type="float">
            <text:p>-1.23606797749979</text:p>
          </table:table-cell>
          <table:table-cell table:formula="of:=IF([.G12]&lt;&gt;0;1-SQRT(POWER(((ROW([.G12])-1)-[.$D$15]);2)+POWER(((COLUMN([.G12])-1)-[.$H$15]);2));0)" office:value-type="float" office:value="0" calcext:value-type="float">
            <text:p>0</text:p>
          </table:table-cell>
          <table:table-cell table:formula="of:=IF([.H12]&lt;&gt;0;1-SQRT(POWER(((ROW([.H12])-1)-[.$D$15]);2)+POWER(((COLUMN([.H12])-1)-[.$H$15]);2));0)" office:value-type="float" office:value="0" calcext:value-type="float">
            <text:p>0</text:p>
          </table:table-cell>
          <table:table-cell table:formula="of:=IF([.I12]&lt;&gt;0;1-SQRT(POWER(((ROW([.I12])-1)-[.$D$15]);2)+POWER(((COLUMN([.I12])-1)-[.$H$15]);2));0)" office:value-type="float" office:value="-0.414213562373095" calcext:value-type="float">
            <text:p>-0.414213562373095</text:p>
          </table:table-cell>
          <table:table-cell table:formula="of:=IF([.J12]&lt;&gt;0;1-SQRT(POWER(((ROW([.J12])-1)-[.$D$15]);2)+POWER(((COLUMN([.J12])-1)-[.$H$15]);2));0)" office:value-type="float" office:value="-1.23606797749979" calcext:value-type="float">
            <text:p>-1.23606797749979</text:p>
          </table:table-cell>
          <table:table-cell table:formula="of:=IF([.K12]&lt;&gt;0;1-SQRT(POWER(((ROW([.K12])-1)-[.$D$15]);2)+POWER(((COLUMN([.K12])-1)-[.$H$15]);2));0)" office:value-type="float" office:value="-2.16227766016838" calcext:value-type="float">
            <text:p>-2.16227766016838</text:p>
          </table:table-cell>
          <table:table-cell table:formula="of:=IF([.L12]&lt;&gt;0;1-SQRT(POWER(((ROW([.L12])-1)-[.$D$15]);2)+POWER(((COLUMN([.L12])-1)-[.$H$15]);2));0)" office:value-type="float" office:value="-3.12310562561766" calcext:value-type="float">
            <text:p>-3.12310562561766</text:p>
          </table:table-cell>
          <table:table-cell table:style-name="ce1" table:formula="of:=IF([.M12]&lt;&gt;0;1-SQRT(POWER(((ROW([.M12])-1)-[.$D$15]);2)+POWER(((COLUMN([.M12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formula="of:=IF([.A13]&lt;&gt;0;1-SQRT(POWER(((ROW([.A13])-1)-[.$D$15]);2)+POWER(((COLUMN([.A13])-1)-[.$H$15]);2));0)" office:value-type="float" office:value="0" calcext:value-type="float">
            <text:p>0</text:p>
          </table:table-cell>
          <table:table-cell table:formula="of:=IF([.B13]&lt;&gt;0;1-SQRT(POWER(((ROW([.B13])-1)-[.$D$15]);2)+POWER(((COLUMN([.B13])-1)-[.$H$15]);2));0)" office:value-type="float" office:value="0" calcext:value-type="float">
            <text:p>0</text:p>
          </table:table-cell>
          <table:table-cell table:formula="of:=IF([.C13]&lt;&gt;0;1-SQRT(POWER(((ROW([.C13])-1)-[.$D$15]);2)+POWER(((COLUMN([.C13])-1)-[.$H$15]);2));0)" office:value-type="float" office:value="0" calcext:value-type="float">
            <text:p>0</text:p>
          </table:table-cell>
          <table:table-cell table:formula="of:=IF([.D13]&lt;&gt;0;1-SQRT(POWER(((ROW([.D13])-1)-[.$D$15]);2)+POWER(((COLUMN([.D13])-1)-[.$H$15]);2));0)" office:value-type="float" office:value="0" calcext:value-type="float">
            <text:p>0</text:p>
          </table:table-cell>
          <table:table-cell table:formula="of:=IF([.E13]&lt;&gt;0;1-SQRT(POWER(((ROW([.E13])-1)-[.$D$15]);2)+POWER(((COLUMN([.E13])-1)-[.$H$15]);2));0)" office:value-type="float" office:value="0" calcext:value-type="float">
            <text:p>0</text:p>
          </table:table-cell>
          <table:table-cell table:formula="of:=IF([.F13]&lt;&gt;0;1-SQRT(POWER(((ROW([.F13])-1)-[.$D$15]);2)+POWER(((COLUMN([.F13])-1)-[.$H$15]);2));0)" office:value-type="float" office:value="0" calcext:value-type="float">
            <text:p>0</text:p>
          </table:table-cell>
          <table:table-cell table:formula="of:=IF([.G13]&lt;&gt;0;1-SQRT(POWER(((ROW([.G13])-1)-[.$D$15]);2)+POWER(((COLUMN([.G13])-1)-[.$H$15]);2));0)" office:value-type="float" office:value="0" calcext:value-type="float">
            <text:p>0</text:p>
          </table:table-cell>
          <table:table-cell table:formula="of:=IF([.H13]&lt;&gt;0;1-SQRT(POWER(((ROW([.H13])-1)-[.$D$15]);2)+POWER(((COLUMN([.H13])-1)-[.$H$15]);2));0)" office:value-type="float" office:value="1" calcext:value-type="float">
            <text:p>1</text:p>
          </table:table-cell>
          <table:table-cell table:formula="of:=IF([.I13]&lt;&gt;0;1-SQRT(POWER(((ROW([.I13])-1)-[.$D$15]);2)+POWER(((COLUMN([.I13])-1)-[.$H$15]);2));0)" office:value-type="float" office:value="0" calcext:value-type="float">
            <text:p>0</text:p>
          </table:table-cell>
          <table:table-cell table:formula="of:=IF([.J13]&lt;&gt;0;1-SQRT(POWER(((ROW([.J13])-1)-[.$D$15]);2)+POWER(((COLUMN([.J13])-1)-[.$H$15]);2));0)" office:value-type="float" office:value="0" calcext:value-type="float">
            <text:p>0</text:p>
          </table:table-cell>
          <table:table-cell table:formula="of:=IF([.K13]&lt;&gt;0;1-SQRT(POWER(((ROW([.K13])-1)-[.$D$15]);2)+POWER(((COLUMN([.K13])-1)-[.$H$15]);2));0)" office:value-type="float" office:value="0" calcext:value-type="float">
            <text:p>0</text:p>
          </table:table-cell>
          <table:table-cell table:formula="of:=IF([.L13]&lt;&gt;0;1-SQRT(POWER(((ROW([.L13])-1)-[.$D$15]);2)+POWER(((COLUMN([.L13])-1)-[.$H$15]);2));0)" office:value-type="float" office:value="0" calcext:value-type="float">
            <text:p>0</text:p>
          </table:table-cell>
          <table:table-cell table:style-name="ce1" table:formula="of:=IF([.M13]&lt;&gt;0;1-SQRT(POWER(((ROW([.M13])-1)-[.$D$15]);2)+POWER(((COLUMN([.M13])-1)-[.$H$15]);2))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table:style-name="ce2" office:value-type="string" calcext:value-type="string">
            <text:p>ROW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COL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8:41.566405225</meta:creation-date>
    <dc:date>2021-03-07T20:45:21.210594801</dc:date>
    <meta:editing-duration>PT5H26M1S</meta:editing-duration>
    <meta:editing-cycles>1</meta:editing-cycles>
    <meta:document-statistic meta:table-count="1" meta:cell-count="343" meta:object-count="0"/>
    <meta:generator>LibreOffice/6.0.7.3$Linux_X86_64 LibreOffice_project/00m0$Build-3</meta:generator>
  </office:meta>
</office:document-meta>
</file>